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1</text:p>
          </table:table-cell>
          <table:table-cell office:value-type="string" calcext:value-type="string">
            <text:p>B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DO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DO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DO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3:54:55.061592927</meta:creation-date>
    <dc:date>2024-09-02T17:27:03.706437949</dc:date>
    <meta:editing-duration>P1DT3H18M19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